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100%"/>
      <style:text-properties fo:font-size="9.75pt"/>
    </style:style>
    <style:style style:name="P3" style:family="paragraph" style:parent-style-name="Text_20_body">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line-height="100%"/>
    </style:style>
    <style:style style:name="P7" style:family="paragraph" style:parent-style-name="Text_20_body">
      <style:paragraph-properties fo:margin-top="0cm" fo:margin-bottom="0cm" loext:contextual-spacing="false" fo:line-height="100%"/>
      <style:text-properties fo:font-weight="bold"/>
    </style:style>
    <style:style style:name="P8" style:family="paragraph" style:parent-style-name="Text_20_body">
      <style:text-properties fo:font-weight="bold"/>
    </style:style>
    <style:style style:name="T1" style:family="text">
      <style:text-properties fo:font-size="9.75pt"/>
    </style:style>
    <style:style style:name="T2" style:family="text">
      <style:text-properties fo:language="es" fo:country="ES"/>
    </style:style>
    <style:style style:name="T3"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s hemos presentado de nuevo. Ha venido gente nueva y se han presentado por primera vez.</text:p>
      <text:p text:style-name="P3">Tras la ronda hemos pasado a hablar sobre:</text:p>
      <text:p text:style-name="P7"># Tareas pendientes de acondicionamiento del espacio #</text:p>
      <text:p text:style-name="P3"><text:line-break/>Se ha comentado que lo más urgente ahora mismo es disponer de más mesas, regletas y sillas.</text:p>
      <text:p text:style-name="P3">Algo también importante es ir pensando en cambiar el bombín de la puerta para disponer de una cerradura y hacer copias y dejar copias a otros colectivos y barra.</text:p>
      <text:p text:style-name="P3">Algunos han argumentado que no hemos de ser un cementerio de ordenadores y trastos y que si la gente va a traer ordenadores que mínimo tengan 8GB de RAM o de lo contrario que se los queden en casa. Básicamente no llevar mierda por llevar si no tiene un sentido o utilidad actual para algún proyecto.</text:p>
      <text:p text:style-name="P3">Algunas soluciones planteadas para encontrar sillas y mesas han sido la de “meterse en la lista de instinto precario”, “darse una vuelta en coche por la moraleja o pozuelo”, "mirar una alerta en nolotiro", ...</text:p>
      <text:p text:style-name="Text_20_body"/>
      <text:p text:style-name="P3">Se ha insistido en que al terminar la asamblea colgaríamos los 2 corchos. Gabriel se ha venido arriba y ha dicho que mañana realizará un llamamiento para que traiga la gente herramientas (tornillos, martillo, destornilladores, …).</text:p>
      <text:p text:style-name="P3">Comprar un dominio para montar nextcloud y poder ir creando documentación técnica sobre el hacklab y el centro. Se ha dialogado crear un mapa de cobertura del edificio.</text:p>
      <text:p text:style-name="P3"/>
      <text:p text:style-name="Text_20_body">Estaría bien si se pudiera traer la mesa de la tabacalera han comentado varias personas ya que por lo visto es una mesa molona.</text:p>
      <text:p text:style-name="P3"/>
      <text:p text:style-name="P1">Hemos pasado a otro tema:</text:p>
      <text:p text:style-name="P8"># Tareas pendientes para la implantación y mejora de las redes del centro. #</text:p>
      <text:p text:style-name="P3"/>
      <text:p text:style-name="Text_20_body">A groso modo se necesita:</text:p>
      <text:p text:style-name="P3">Colocar la antenaza que tenemos en el patio y medir señal en todo el edificio.</text:p>
      <text:p text:style-name="Text_20_body">Mañana Alex en la asamblea general preguntará a la gente si han notado sitios en los que no les llega la conexión para tenerlos en cuenta.</text:p>
      <text:p text:style-name="P3">Se ha insistido varias veces en loop sobre que hemos de revisar la configuración de los routers, documentar, ponerles claves de acceso, …</text:p>
      <text:p text:style-name="P3">Hemos de asegurar los cables y poner carteles avisando de que son cables importantes. Gabriel se estaba enojando de recordar de que alguna persona ayer tiró del cable sin querer y nos dejó sin internete arriba.</text:p>
      <text:p text:style-name="P3">Poner guapa la instalación. Algo más elegante con regletas y mierdas (a futuro con más recursos).</text:p>
      <text:p text:style-name="P3">Si se monta el server con el cortafuegos y tal tendría que ser el server el que reparta dhcp y no el router de abajo.</text:p>
      <text:p text:style-name="P3">Se ha insistido en crear un mapa cuando podamos documentar de una vez.</text:p>
      <text:p text:style-name="P3"/>
      <text:p text:style-name="Text_20_body">Tras un buen rato hablando todas al mismo tiempo ha llegado el punto:</text:p>
      <text:p text:style-name="P7"># Próximas actividades, talleres, eventos, etc … #</text:p>
      <text:p text:style-name="P3"/>
      <text:p text:style-name="Text_20_body">Se ha comentado que no es malo hacer de las necesidades actividades (por ejemplo un taller de cableado).</text:p>
      <text:p text:style-name="P3">Han surgido 3 actividades para esta semana antes del martes que viene (la siguiente asamblea).</text:p>
      <text:p text:style-name="P3"><text:soft-page-break/></text:p>
      <text:p text:style-name="P3">- Jueves 25 (este jueves) a las 19:30 – Charla/demo y taller sobre Ransomware, troyanos e ingeniería inversa con radare2. Se pasará en otro correo descripción y cartel.</text:p>
      <text:p text:style-name="P3">- Lunes 29 a las 19:30 – Comenzamos con el cineforum ciclo “Hacktivismo” (gracias a lo que ha propuesto Vir que hemos debatido allí). Se ha propuesto comenzar con un documental que no está en castellano (bueno, ya si, Ceilano lo ha subtitulado la semana pasada). El documental es sobre el Red Team de Turquia, se llama RED!</text:p>
      <text:p text:style-name="P3">- Martes 1 a las 20:30 – Montaremos Nextcloud en un VPS para poder documentar allí. Se realizará en formato taller. Básicamente será un taller demostración de como montar nextcloud con Nginx.</text:p>
      <text:p text:style-name="P3"/>
      <text:p text:style-name="P3">En otro correo se mandará la información sobre los 3 eventos de esta semana con sus cartelitos.</text:p>
      <text:p text:style-name="P3">Urge tener ya cosas para darle uso y aprovechamiento al espacio. A largo plazo ya existen propuestas para montar:</text:p>
      <text:p text:style-name="P3">Un “repair café” libre.<text:line-break/>Talleres de instalación de software libre.<text:line-break/>Propuesta para grupo de trabajo sobre mapeo de agresiones.<text:line-break/>Hablar con colegota para ver si se anima ha darnos la chapa sobre redes libres.<text:line-break/>Contestar a Vir para decirle que el lunes mismo empezamos ya con la idea del ciclo hacktivismo en formato cineforum. <text:line-break/>Película y luego charlar sobre ella si apetece.</text:p>
      <text:p text:style-name="P3"/>
      <text:p text:style-name="P3">Sobre el punto de la documentación:</text:p>
      <text:p text:style-name="P7"># Documentación técnica y accesos a lo que se ha montado #</text:p>
      <text:p text:style-name="P3"/>
      <text:p text:style-name="Text_20_body">Se ha comentado de montar un nextcloud para tener todos/as la documentación y poder actualizarla.</text:p>
      <text:p text:style-name="P3">Se ha comprado ya el dominio. El subdominio para la documentación será: cloud.ingoberlab.net</text:p>
      <text:p text:style-name="P3"><text:line-break/>Finalmente ha tocado elegir un nombre para el hacklab y tras una hora intentando un consenso parecía que todo apuntaba a que ganaría “301 lab” pero ha llegado aire de fuera y Alvaro nos ha visto escribiendo en la pizarra y nos ha aportado un buen nombre: Ingoberlable.</text:p>
      <text:p text:style-name="P3">De ese nombre e idea hemos salido del atasco y hemos llegado a un consenso quedando la cosa en: <text:span text:style-name="T3">INGOBERLAB</text:span></text:p>
      <text:p text:style-name="P3"/>
      <text:p text:style-name="P1">También se ha comentado por encima el tema de los cuidados y de tratarnos bien y con respeto todas y todos lo mejor que podamos. </text:p>
      <text:p text:style-name="Text_20_body">Intentar ser positivos y evitar el rollo burocrático lo máximo posible intentando dar cabida y apertura a la experimentación de quienes tengan ilusión.</text:p>
      <text:p text:style-name="P3"/>
      <text:p text:style-name="P3">Al final no hemos colgado los corch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nta </meta:initial-creator>
    <meta:creation-date>2017-06-06T11:48:38.674534414</meta:creation-date>
    <dc:date>2017-06-06T12:47:16.980895889</dc:date>
    <dc:creator>fanta </dc:creator>
    <meta:editing-duration>PT1M33S</meta:editing-duration>
    <meta:editing-cycles>2</meta:editing-cycles>
    <meta:generator>LibreOffice/5.1.6.2$Linux_X86_64 LibreOffice_project/10m0$Build-2</meta:generator>
    <meta:document-statistic meta:table-count="0" meta:image-count="0" meta:object-count="0" meta:page-count="2" meta:paragraph-count="39" meta:word-count="871" meta:character-count="4997" meta:non-whitespace-character-count="4158"/>
  </office:meta>
</office:document-meta>
</file>